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2062000020EF21AAF6E3.svg" manifest:media-type="image/svg+xml"/>
  <manifest:file-entry manifest:full-path="Pictures/20000001000063150000782A3C5D40A7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2cm" svg:height="2.6cm" svg:x="6.8cm" svg:y="2.8cm">
          <text:p text:style-name="P1">OSM</text:p>
          <text:p text:style-name="P1">master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2.5cm" svg:y1="1.9cm" svg:x2="6.7cm" svg:y2="4.1cm">
          <text:p/>
        </draw:line>
        <draw:custom-shape draw:style-name="gr1" draw:text-style-name="P1" draw:layer="layout" svg:width="1.3cm" svg:height="1.2cm" svg:x="3.6cm" svg:y="3.6cm">
          <text:p text:style-name="P1">map</text:p>
          <text:p text:style-name="P1">data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" draw:layer="layout" svg:width="3.901cm" svg:height="1.615cm" svg:x="3.799cm" svg:y="1.085cm">
          <draw:text-box>
            <text:p>OSM editor</text:p>
            <text:p>iD/JOSM</text:p>
          </draw:text-box>
        </draw:frame>
        <draw:custom-shape draw:style-name="gr1" draw:text-style-name="P1" xml:id="id1" draw:id="id1" draw:layer="layout" svg:width="4.9cm" svg:height="2.3cm" svg:x="11.9cm" svg:y="3.9cm">
          <text:p text:style-name="P1">Region/Country<text:line-break/>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3" draw:id="id3" draw:layer="layout" svg:width="4.7cm" svg:height="2cm" svg:x="12cm" svg:y="1.2cm">
          <text:p text:style-name="P1">Planet</text:p>
          <text:p text:style-name="P1">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" draw:text-style-name="P1" draw:layer="layout" svg:x1="9cm" svg:y1="4cm" svg:x2="12.1cm" svg:y2="2.2cm">
          <text:p/>
        </draw:line>
        <draw:line draw:style-name="gr2" draw:text-style-name="P1" draw:layer="layout" svg:x1="9cm" svg:y1="4.1cm" svg:x2="12.1cm" svg:y2="5.3cm">
          <text:p/>
        </draw:line>
        <draw:custom-shape draw:style-name="gr1" draw:text-style-name="P1" draw:layer="layout" svg:width="5cm" svg:height="1.4cm" svg:x="15cm" svg:y="8cm">
          <text:p text:style-name="P1">tileman-cre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.9cm" svg:height="5.2cm" svg:x="20.4cm" svg:y="13.4cm">
          <text:p text:style-name="P1">PostGIS</text:p>
          <text:p text:style-name="P1">OSM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8.7cm" svg:y1="9.2cm" svg:x2="22cm" svg:y2="13.1cm">
          <text:p/>
        </draw:line>
        <draw:frame draw:style-name="gr3" draw:layer="layout" svg:width="5.032cm" svg:height="1.615cm" svg:x="13.6cm" svg:y="9.8cm">
          <draw:text-box>
            <text:p>Help create</text:p>
            <text:p>initial database</text:p>
          </draw:text-box>
        </draw:frame>
        <draw:custom-shape draw:style-name="gr1" draw:text-style-name="P1" xml:id="id2" draw:id="id2" draw:layer="layout" svg:width="5cm" svg:height="1.4cm" svg:x="21.2cm" svg:y="4.8cm">
          <text:p text:style-name="P1">tileman-lo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cm" svg:height="1.4cm" svg:x="21.2cm" svg:y="6.7cm">
          <text:p text:style-name="P1">tileman-upd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8cm" svg:y1="5.05cm" svg:x2="21.2cm" svg:y2="5.5cm" draw:start-shape="id1" draw:start-glue-point="7" draw:end-shape="id2" svg:d="m16800 5050h2201v450h2199" svg:viewBox="0 0 4401 451">
          <text:p/>
        </draw:connector>
        <draw:connector draw:style-name="gr2" draw:text-style-name="P1" draw:layer="layout" svg:x1="16.7cm" svg:y1="2.2cm" svg:x2="23.7cm" svg:y2="4.8cm" draw:start-shape="id3" draw:start-glue-point="7" draw:end-shape="id2" draw:end-glue-point="4" svg:d="m16700 2200h7000v2600" svg:viewBox="0 0 7001 2601">
          <text:p/>
        </draw:connector>
        <draw:connector draw:style-name="gr2" draw:text-style-name="P1" draw:layer="layout" svg:x1="23.7cm" svg:y1="8.1cm" svg:x2="22.85cm" svg:y2="13.4cm" draw:start-shape="id4" draw:end-shape="id5" draw:end-glue-point="5" svg:d="m23700 8100v2651h-850v2649" svg:viewBox="0 0 851 5301">
          <text:p/>
        </draw:connector>
        <draw:custom-shape draw:style-name="gr1" draw:text-style-name="P1" xml:id="id8" draw:id="id8" draw:layer="layout" svg:width="5cm" svg:height="1.4cm" svg:x="0.7cm" svg:y="17.8cm">
          <text:p text:style-name="P1">osm/tile.lu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5cm" svg:height="1.4cm" svg:x="6.3cm" svg:y="17.8cm">
          <text:p text:style-name="P1">osm/tirex.lu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5cm" svg:height="1.8cm" svg:x="0.8cm" svg:y="13.7cm">
          <text:p text:style-name="P1">NGINX</text:p>
          <text:p text:style-name="P1">http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cm" svg:height="1.9cm" svg:x="4.8cm" svg:y="13.6cm">
          <text:p text:style-name="P1">TileMan</text:p>
          <text:p text:style-name="P1">c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6.3cm" svg:y1="15.5cm" svg:x2="8.8cm" svg:y2="17.8cm" draw:start-shape="id6" draw:start-glue-point="6" draw:end-shape="id7" draw:end-glue-point="4" svg:d="m6300 15500v1151h2500v1149" svg:viewBox="0 0 2501 2301">
          <text:p/>
        </draw:connector>
        <draw:connector draw:style-name="gr2" draw:text-style-name="P1" draw:layer="layout" svg:x1="6.3cm" svg:y1="15.5cm" svg:x2="3.2cm" svg:y2="17.8cm" draw:start-shape="id6" draw:start-glue-point="6" draw:end-shape="id8" draw:end-glue-point="4" svg:d="m6300 15500v1151h-3100v1149" svg:viewBox="0 0 3101 2301">
          <text:p/>
        </draw:connector>
        <draw:custom-shape draw:style-name="gr1" draw:text-style-name="P1" xml:id="id9" draw:id="id9" draw:layer="layout" svg:width="7.2cm" svg:height="1.8cm" svg:x="11.7cm" svg:y="14cm">
          <text:p text:style-name="P1">Tirex</text:p>
          <text:p text:style-name="P1">rendering dri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9cm" svg:height="1.2cm" svg:x="4.7cm" svg:y="11.5cm">
          <text:p text:style-name="P1">Map</text:p>
          <text:p text:style-name="P1"><text:s/>Application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2cm" svg:height="1.6cm" svg:x="1.4cm" svg:y="10.6cm">
          <text:p text:style-name="P1">Tile imag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" draw:text-style-name="P1" draw:layer="layout" svg:x1="3.1cm" svg:y1="13.7cm" svg:x2="4.6cm" svg:y2="10.3cm">
          <text:p/>
        </draw:line>
        <draw:line draw:style-name="gr4" draw:text-style-name="P1" draw:layer="layout" svg:x1="7cm" svg:y1="11.4cm" svg:x2="5.3cm" svg:y2="10.3cm">
          <text:p/>
        </draw:line>
        <draw:connector draw:style-name="gr5" draw:text-style-name="P1" draw:layer="layout" draw:type="line" svg:x1="7.8cm" svg:y1="14.55cm" svg:x2="11.7cm" svg:y2="14.9cm" draw:start-shape="id6" draw:start-glue-point="7" draw:end-shape="id9" draw:end-glue-point="5" svg:d="m7800 14550 3900 350" svg:viewBox="0 0 3901 351">
          <text:p/>
        </draw:connector>
        <draw:custom-shape draw:style-name="gr1" draw:text-style-name="P1" xml:id="id10" draw:id="id10" draw:layer="layout" svg:width="3.6cm" svg:height="1.5cm" svg:x="13.9cm" svg:y="17.5cm">
          <text:p text:style-name="P1">Mapnik</text:p>
          <text:p text:style-name="P1">librar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" svg:x1="15.3cm" svg:y1="15.8cm" svg:x2="15.7cm" svg:y2="17.5cm" draw:start-shape="id9" draw:start-glue-point="6" draw:end-shape="id10" draw:end-glue-point="4" svg:d="m15300 15800 400 1700" svg:viewBox="0 0 401 1701">
          <text:p/>
        </draw:connector>
        <draw:connector draw:style-name="gr5" draw:text-style-name="P1" draw:layer="layout" draw:type="line" svg:x1="18.9cm" svg:y1="14.9cm" svg:x2="20.4cm" svg:y2="16cm" draw:start-shape="id9" draw:start-glue-point="7" draw:end-shape="id5" svg:d="m18900 14900 1500 1100" svg:viewBox="0 0 1501 1101">
          <text:p/>
        </draw:connector>
        <draw:frame draw:style-name="gr3" draw:layer="layout" svg:width="6.755cm" svg:height="0.933cm" svg:x="2.345cm" svg:y="19.5cm">
          <draw:text-box>
            <text:p>lua-nginx-osm library</text:p>
          </draw:text-box>
        </draw:frame>
        <draw:polygon draw:style-name="gr6" draw:text-style-name="P1" draw:layer="layout" svg:width="27.699cm" svg:height="16.999cm" svg:x="0cm" svg:y="3.3cm" svg:viewBox="0 0 27700 17000" draw:points="500,9800 10700,9900 18200,0 27700,0 27500,17000 0,17000 0,9800 600,9800">
          <text:p/>
        </draw:polygon>
        <draw:frame draw:style-name="gr3" draw:layer="layout" svg:width="3.91cm" svg:height="2.297cm" svg:x="23.29cm" svg:y="10.303cm">
          <draw:text-box>
            <text:p><text:s text:c="6"/>load</text:p>
            <text:p>and update</text:p>
            <text:p>DB</text:p>
          </draw:text-box>
        </draw:frame>
        <draw:frame draw:style-name="gr7" draw:text-style-name="P1" draw:layer="layout" svg:width="2.9cm" svg:height="2.6cm" svg:x="3.8cm" svg:y="7.7cm">
          <draw:image xlink:href="Pictures/20000001000063150000782A3C5D40A7.svg" xlink:type="simple" xlink:show="embed" xlink:actuate="onLoad">
            <text:p/>
          </draw:image>
        </draw:frame>
        <draw:frame draw:style-name="gr7" draw:text-style-name="P1" draw:layer="layout" svg:width="3.067cm" svg:height="2.7cm" svg:x="0.4cm" svg:y="0.8cm">
          <draw:image xlink:href="Pictures/2000000100002062000020EF21AAF6E3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iroshi Miura</meta:initial-creator>
    <meta:creation-date>2013-11-02T08:39:33</meta:creation-date>
    <dc:date>2013-11-02T09:48:04</dc:date>
    <dc:creator>Hiroshi Miura</dc:creator>
    <meta:editing-duration>PT12M21S</meta:editing-duration>
    <meta:editing-cycles>6</meta:editing-cycles>
    <meta:generator>LibreOffice/3.5$Linux_X86_64 LibreOffice_project/350m1$Build-2</meta:generator>
    <meta:document-statistic meta:object-count="37"/>
  </office:meta>
</office:document-meta>
</file>